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E</mi>
        <mrow>
          <msub>
            <mn>0</mn>
            <mi>x</mi>
          </msub>
        </mrow>
      </msub>
      <mrow>
        <mi/>
        <mo stretchy="false">=</mo>
        <mi/>
      </mrow>
      <mrow>
        <mo stretchy="false">∣</mo>
        <mrow>
          <msub>
            <mi>E</mi>
            <mrow>
              <msub>
                <mn>0</mn>
                <mi>x</mi>
              </msub>
            </mrow>
          </msub>
        </mrow>
        <mo stretchy="false">∣</mo>
      </mrow>
      <msup>
        <mtext>e</mtext>
        <mrow>
          <mtext>i</mtext>
          <mo stretchy="false">ϕ</mo>
        </mrow>
      </msup>
      <mi/>
      <mtext> ; </mtext>
      <mi/>
      <msub>
        <mi>E</mi>
        <mrow>
          <msub>
            <mn>0</mn>
            <mi>y</mi>
          </msub>
        </mrow>
      </msub>
      <mrow>
        <mi/>
        <mo stretchy="false">=</mo>
        <mi/>
      </mrow>
      <mrow>
        <mo stretchy="false">∣</mo>
        <mrow>
          <msub>
            <mi>E</mi>
            <mrow>
              <msub>
                <mn>0</mn>
                <mi>y</mi>
              </msub>
            </mrow>
          </msub>
        </mrow>
        <mo stretchy="false">∣</mo>
      </mrow>
      <msup>
        <mtext>e</mtext>
        <mrow>
          <mtext>i</mtext>
          <mrow>
            <mo stretchy="false">(</mo>
            <mrow>
              <mo stretchy="false">ϕ</mo>
              <mrow>
                <mi/>
                <mo stretchy="false">+</mo>
                <mi/>
              </mrow>
              <mo stretchy="false">δ</mo>
            </mrow>
            <mo stretchy="false">)</mo>
          </mrow>
        </mrow>
      </msup>
    </mrow>
    <annotation encoding="StarMath 5.0">E_{0_x} `=` lline E_{0_x} rline "e"^{"i"%iphi} `" ; "~ E_{0_y} `=` lline E_{0_y} rline "e"^{"i"(%iphi `+` %idelta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6:21:47.773000000</meta:creation-date>
    <meta:generator>LibreOffice/4.1.4.2$Windows_x86 LibreOffice_project/0a0440ccc0227ad9829de5f46be37cfb6edcf72</meta:generator>
  </office:meta>
</office:document-meta>
</file>